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7F0000031D055AA6A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middle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textarea-vertical-align="middle" fo:min-height="0.5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marker-end="Rounded_20_short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1" draw:style-name="gr1" draw:text-style-name="P2" svg:width="0.821cm" svg:height="0.795cm" svg:x="3.341cm" svg:y="10.172cm"><draw:text-box><text:p text:style-name="P2">20</text:p></draw:text-box></draw:frame><draw:frame text:anchor-type="paragraph" draw:z-index="2" draw:style-name="gr2" draw:text-style-name="P3" svg:width="1.807cm" svg:height="0.555cm" svg:x="18.057cm" svg:y="9.964cm"><draw:text-box><text:p text:style-name="P2"><text:span text:style-name="T1">17+18+19</text:span></text:p></draw:text-box></draw:frame><draw:frame text:anchor-type="paragraph" draw:z-index="3" draw:style-name="gr1" draw:text-style-name="P2" svg:width="0.821cm" svg:height="0.795cm" svg:x="3.316cm" svg:y="8.585cm"><draw:text-box><text:p text:style-name="P2">12</text:p></draw:text-box></draw:frame><draw:frame text:anchor-type="paragraph" draw:z-index="4" draw:style-name="gr1" draw:text-style-name="P2" svg:width="0.821cm" svg:height="0.795cm" svg:x="18.588cm" svg:y="7.616cm"><draw:text-box><text:p text:style-name="P2">13</text:p></draw:text-box></draw:frame><draw:line text:anchor-type="paragraph" draw:z-index="5" draw:style-name="gr3" draw:text-style-name="P2" svg:x1="18.588cm" svg:y1="8.794cm" svg:x2="9.696cm" svg:y2="8.378cm"><text:p/></draw:line><draw:frame text:anchor-type="paragraph" draw:z-index="6" draw:style-name="gr1" draw:text-style-name="P2" svg:width="0.821cm" svg:height="0.795cm" svg:x="18.588cm" svg:y="9.056cm"><draw:text-box><text:p text:style-name="P2">16</text:p></draw:text-box></draw:frame><draw:frame text:anchor-type="paragraph" draw:z-index="7" draw:style-name="gr1" draw:text-style-name="P2" svg:width="0.821cm" svg:height="0.795cm" svg:x="18.588cm" svg:y="8.41cm"><draw:text-box><text:p text:style-name="P2">15</text:p></draw:text-box></draw:frame><draw:line text:anchor-type="paragraph" draw:z-index="8" draw:style-name="gr3" draw:text-style-name="P2" svg:x1="4.03cm" svg:y1="9.742cm" svg:x2="8.108cm" svg:y2="9.742cm"><text:p/></draw:line><draw:line text:anchor-type="paragraph" draw:z-index="9" draw:style-name="gr3" draw:text-style-name="P2" svg:x1="4.314cm" svg:y1="8.378cm" svg:x2="9.96cm" svg:y2="8.683cm"><text:p/></draw:line><draw:line text:anchor-type="paragraph" draw:z-index="10" draw:style-name="gr3" draw:text-style-name="P2" svg:x1="18.611cm" svg:y1="8.02cm" svg:x2="14.062cm" svg:y2="8.378cm"><text:p/></draw:line><draw:frame text:anchor-type="paragraph" draw:z-index="11" draw:style-name="gr1" draw:text-style-name="P2" svg:width="0.821cm" svg:height="0.795cm" svg:x="3.341cm" svg:y="9.379cm"><draw:text-box><text:p text:style-name="P2">8</text:p></draw:text-box></draw:frame><draw:line text:anchor-type="paragraph" draw:z-index="12" draw:style-name="gr3" draw:text-style-name="P2" svg:x1="18.588cm" svg:y1="9.5cm" svg:x2="13.136cm" svg:y2="9.853cm"><text:p/></draw:line><draw:line text:anchor-type="paragraph" draw:z-index="13" draw:style-name="gr3" draw:text-style-name="P2" svg:x1="18.057cm" svg:y1="10.25cm" svg:x2="13.291cm" svg:y2="10.271cm"><text:p/></draw:line><draw:line text:anchor-type="paragraph" draw:z-index="14" draw:style-name="gr3" draw:text-style-name="P2" svg:x1="4.052cm" svg:y1="8.992cm" svg:x2="8.793cm" svg:y2="8.992cm"><text:p/></draw:line><draw:frame text:anchor-type="paragraph" draw:z-index="15" draw:style-name="gr1" draw:text-style-name="P2" svg:width="0.821cm" svg:height="0.795cm" svg:x="3.242cm" svg:y="5.419cm"><draw:text-box><text:p text:style-name="P2">3</text:p></draw:text-box></draw:frame><draw:frame text:anchor-type="paragraph" draw:z-index="16" draw:style-name="gr1" draw:text-style-name="P2" svg:width="0.821cm" svg:height="0.795cm" svg:x="3.242cm" svg:y="3.649cm"><draw:text-box><text:p text:style-name="P2">21</text:p></draw:text-box></draw:frame><draw:line text:anchor-type="paragraph" draw:z-index="18" draw:style-name="gr3" draw:text-style-name="P2" svg:x1="3.898cm" svg:y1="5.796cm" svg:x2="8.484cm" svg:y2="5.179cm"><text:p/></draw:line><draw:line text:anchor-type="paragraph" draw:z-index="19" draw:style-name="gr3" draw:text-style-name="P2" svg:x1="4.002cm" svg:y1="4.07cm" svg:x2="7.517cm" svg:y2="4.066cm"><text:p/></draw:line><draw:frame text:anchor-type="paragraph" draw:z-index="20" draw:style-name="gr4" draw:text-style-name="P2" svg:width="1.207cm" svg:height="0.976cm" svg:x="18.371cm" svg:y="6.137cm"><draw:text-box><text:p text:style-name="P2">23</text:p></draw:text-box></draw:frame><draw:frame text:anchor-type="paragraph" draw:z-index="21" draw:style-name="gr1" draw:text-style-name="P2" svg:width="0.821cm" svg:height="0.795cm" svg:x="18.471cm" svg:y="5.267cm"><draw:text-box><text:p text:style-name="P2">4</text:p></draw:text-box></draw:frame><draw:frame text:anchor-type="paragraph" draw:z-index="22" draw:style-name="gr1" draw:text-style-name="P2" svg:width="0.821cm" svg:height="0.795cm" svg:x="18.613cm" svg:y="1.058cm"><draw:text-box><text:p text:style-name="P2">6</text:p></draw:text-box></draw:frame><draw:frame text:anchor-type="paragraph" draw:z-index="23" draw:style-name="gr1" draw:text-style-name="P2" svg:width="0.821cm" svg:height="0.795cm" svg:x="3.242cm" svg:y="0.977cm"><draw:text-box><text:p text:style-name="P2">7</text:p></draw:text-box></draw:frame><draw:frame text:anchor-type="paragraph" draw:z-index="24" draw:style-name="gr1" draw:text-style-name="P2" svg:width="0.821cm" svg:height="0.795cm" svg:x="18.471cm" svg:y="4.316cm"><draw:text-box><text:p text:style-name="P2">17</text:p></draw:text-box></draw:frame><draw:line text:anchor-type="paragraph" draw:z-index="25" draw:style-name="gr3" draw:text-style-name="P2" svg:x1="3.989cm" svg:y1="1.427cm" svg:x2="6.584cm" svg:y2="2.101cm"><text:p/></draw:line><draw:line text:anchor-type="paragraph" draw:z-index="26" draw:style-name="gr3" draw:text-style-name="P2" svg:x1="18.706cm" svg:y1="1.49cm" svg:x2="17.337cm" svg:y2="2.377cm"><text:p/></draw:line><draw:line text:anchor-type="paragraph" draw:z-index="27" draw:style-name="gr3" draw:text-style-name="P2" svg:x1="18.648cm" svg:y1="6.611cm" svg:x2="14.415cm" svg:y2="6.193cm"><text:p/></draw:line><draw:line text:anchor-type="paragraph" draw:z-index="28" draw:style-name="gr3" draw:text-style-name="P2" svg:x1="18.472cm" svg:y1="4.759cm" svg:x2="13.159cm" svg:y2="5.267cm"><text:p/></draw:line><draw:line text:anchor-type="paragraph" draw:z-index="29" draw:style-name="gr3" draw:text-style-name="P2" svg:x1="18.647cm" svg:y1="5.708cm" svg:x2="15.804cm" svg:y2="5.861cm"><text:p/></draw:line><draw:line text:anchor-type="paragraph" draw:z-index="30" draw:style-name="gr3" draw:text-style-name="P2" svg:x1="4.052cm" svg:y1="10.58cm" svg:x2="5.419cm" svg:y2="11.353cm"><text:p/></draw:line><draw:line text:anchor-type="paragraph" draw:z-index="31" draw:style-name="gr3" draw:text-style-name="P2" svg:x1="18.588cm" svg:y1="8.795cm" svg:x2="12.959cm" svg:y2="9.478cm"><text:p/></draw:line><draw:line text:anchor-type="paragraph" draw:z-index="17" draw:style-name="gr3" draw:text-style-name="P2" svg:x1="4.228cm" svg:y1="6.699cm" svg:x2="7.558cm" svg:y2="7.052cm"><text:p/></draw:line><draw:frame text:anchor-type="paragraph" draw:z-index="32" draw:style-name="gr4" draw:text-style-name="P2" svg:width="1.227cm" svg:height="0.976cm" svg:x="3.089cm" svg:y="7.899cm"><draw:text-box><text:p text:style-name="P2">11+14</text:p></draw:text-box></draw:frame><draw:frame text:anchor-type="paragraph" draw:z-index="33" draw:style-name="gr2" draw:text-style-name="P3" svg:width="1.807cm" svg:height="0.555cm" svg:x="2.514cm" svg:y="6.41cm"><draw:text-box><text:p text:style-name="P2"><text:span text:style-name="T1">9+10+22</text:span></text:p></draw:text-box></draw:frame><draw:frame text:anchor-type="paragraph" draw:z-index="34" draw:style-name="gr1" draw:text-style-name="P2" svg:width="0.821cm" svg:height="0.795cm" svg:x="3.267cm" svg:y="7.105cm"><draw:text-box><text:p text:style-name="P2">5</text:p></draw:text-box></draw:frame><draw:line text:anchor-type="paragraph" draw:z-index="35" draw:style-name="gr3" draw:text-style-name="P2" svg:x1="3.898cm" svg:y1="7.493cm" svg:x2="8.895cm" svg:y2="7.493cm"><text:p/></draw:line><draw:frame text:anchor-type="paragraph" draw:z-index="36" draw:style-name="gr1" draw:text-style-name="P2" svg:width="0.821cm" svg:height="0.795cm" svg:x="4.493cm" svg:y="4.604cm"><draw:text-box><text:p text:style-name="P2">24</text:p></draw:text-box></draw:frame><draw:frame draw:style-name="fr1" draw:name="images1" text:anchor-type="paragraph" svg:width="20.302cm" svg:height="14.058cm" draw:z-index="0"><draw:image xlink:href="Pictures/100000000000047F0000031D055AA6A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18T10:52:40.21</meta:creation-date>
    <dc:date>2019-12-06T11:36:14.61</dc:date>
    <meta:editing-duration>PT3H50M28S</meta:editing-duration>
    <meta:editing-cycles>27</meta:editing-cycles>
    <meta:generator>OpenOffice/4.1.7$Win32 OpenOffice.org_project/417m1$Build-9800</meta:generator>
    <meta:document-statistic meta:table-count="0" meta:image-count="1" meta:object-count="0" meta:page-count="1" meta:paragraph-count="0" meta:word-count="0" meta:character-count="0"/>
  </office:meta>
</office:document-meta>
</file>